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use-window-font-color="true"/>
    </style:style>
    <style:style style:name="P3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5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">
      <style:paragraph-properties fo:margin-top="0.1665in" fo:margin-bottom="0.0835in"/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10" style:family="paragraph" style:parent-style-name="Text_20_body">
      <style:paragraph-properties fo:margin-top="0.1665in" fo:margin-bottom="0.0835in"/>
      <style:text-properties style:use-window-font-color="true"/>
    </style:style>
    <style:style style:name="P11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2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row</text:h>
      <text:p text:style-name="Text_20_body_20_indent_20_2"><text:span text:style-name="Source_20_Text"><text:span text:style-name="T1">Treerow </text:span></text:span><text:span text:style-name="T1">is a single row in the </text:span><text:span text:style-name="Source_20_Text"><text:span text:style-name="T1">tree, </text:span></text:span><text:span text:style-name="T1">it is the main content of </text:span><text:span text:style-name="Source_20_Text"><text:span text:style-name="T1">treeitem</text:span></text:span><text:span text:style-name="T1">. </text:span><text:span text:style-name="Source_20_Text"><text:span text:style-name="T1">Treerow </text:span></text:span><text:span text:style-name="T1">can contains multiple </text:span><text:span text:style-name="Source_20_Text"><text:span text:style-name="T1">treecell</text:span></text:span><text:span text:style-name="T1">, </text:span><text:span text:style-name="T1">each </text:span><text:span text:style-name="Source_20_Text"><text:span text:style-name="T1">treecell</text:span></text:span><text:span text:style-name="T1"> </text:span><text:span text:style-name="T1">represent one column in this row by sequencial. A </text:span><text:span text:style-name="Source_20_Text"><text:span text:style-name="T1">treecell </text:span></text:span><text:span text:style-name="T1">can contains any component in it, such as label, image, textbox etc. </text:span></text:p>
      <text:p text:style-name="Text_20_body_20_indent_20_2"><text:a xlink:type="simple" xlink:href="../Toolbar.xml"><text:span text:style-name="Source_20_Text"><text:span text:style-name="T1"/></text:span></text:a></text:p>
      <text:p text:style-name="P12"><draw:frame draw:style-name="fr1" draw:name="graphics1" text:anchor-type="paragraph" svg:width="4.2602in" svg:height="1.4689in" draw:z-index="0"><draw:image xlink:href="../images/treeitem.png" xlink:type="simple" xlink:show="embed" xlink:actuate="onLoad"/></draw:frame></text:p>
      <text:p text:style-name="Code_20_Indent_20_2">&lt;window title="tree demo" border="normal" width="40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&gt;</text:p>
      <text:p text:style-name="Code_20_Indent_20_2"><text:tab/><text:tab/><text:tab/><text:tab/><text:tab/><text:tab/>&lt;image src="/img/folder.gif"/&gt;Item 1</text:p>
      <text:p text:style-name="Code_20_Indent_20_2"><text:tab/><text:tab/><text:tab/><text:tab/><text:tab/>&lt;/treecell&gt;</text:p>
      <text:p text:style-name="Code_20_Indent_20_2"><text:tab/><text:tab/><text:tab/><text:tab/><text:tab/>&lt;treecell&gt;</text:p>
      <text:p text:style-name="Code_20_Indent_20_2"><text:tab/><text:tab/><text:tab/><text:tab/><text:tab/><text:tab/>&lt;textbox value="Item 1 description"/&gt;</text:p>
      <text:p text:style-name="Code_20_Indent_20_2"><text:tab/><text:tab/><text:tab/><text:tab/><text:tab/>&lt;/treecell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 open="false"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&gt;</text:p>
      <text:p text:style-name="Code_20_Indent_20_2"><text:tab/><text:tab/><text:tab/><text:tab/><text:tab/><text:tab/><text:tab/><text:tab/>&lt;image src="/img/folder.gif"/&gt;</text:p>
      <text:p text:style-name="Code_20_Indent_20_2"><text:tab/><text:tab/><text:tab/><text:tab/><text:tab/><text:tab/><text:tab/>&lt;/treecell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6" text:outline-level="4">Class Name</text:h>
      <text:p text:style-name="P15"><text:span text:style-name="Source_20_Text"><text:span text:style-name="T2">org.zkoss.zul.Treerow</text:span></text:span></text:p>
      <text:h text:style-name="P7" text:outline-level="4">Supported Child Components</text:h>
      <text:p text:style-name="Text_20_body_20_indent_20_2"><text:span text:style-name="T4">*</text:span><text:a xlink:type="simple" xlink:href="../Treerow.xml"><text:span text:style-name="Source_20_Text">org.zkoss.zul.Treecell</text:span></text:a></text:p>
      <text:h text:style-name="P7" text:outline-level="4">Supported Events</text:h>
      <text:p text:style-name="P9"><text:tab/>*None</text:p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2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3"><text:span text:style-name="Source_20_Text"><text:span text:style-name="T3">context</text:span></text:span></text:p>
          </table:table-cell>
          <table:table-cell table:style-name="Table1.B2" office:value-type="string">
            <text:p text:style-name="P4"><text:span text:style-name="T3">Don't use this property of </text:span><text:span text:style-name="Source_20_Text"><text:span text:style-name="T3">Treerow, </text:span></text:span><text:span text:style-name="T3">use </text:span><text:span text:style-name="Source_20_Text"><text:span text:style-name="T3">Treeitem.context</text:span></text:span><text:span text:style-name="T3"> instead.</text:span>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3"><text:span text:style-name="Source_20_Text">Always throws UnsupportedOperationException 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Source_20_Text"><text:span text:style-name="T3">popup</text:span></text:span></text:p>
          </table:table-cell>
          <table:table-cell table:style-name="Table1.B2" office:value-type="string">
            <text:p text:style-name="P5"><text:span text:style-name="T3">Don't use this property of </text:span><text:span text:style-name="Source_20_Text"><text:span text:style-name="T3">Treerow, </text:span></text:span><text:span text:style-name="T3">use </text:span><text:span text:style-name="Source_20_Text"><text:span text:style-name="T3">Treeitem.popup</text:span></text:span><text:span text:style-name="T3"> instead.</text:span>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3"><text:span text:style-name="Source_20_Text">Always throws UnsupportedOperationException 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Source_20_Text">tooltip</text:span></text:p>
          </table:table-cell>
          <table:table-cell table:style-name="Table1.B2" office:value-type="string">
            <text:p text:style-name="P4"><text:span text:style-name="T3">Don't use this property of </text:span><text:span text:style-name="Source_20_Text"><text:span text:style-name="T3">Treerow, </text:span></text:span><text:span text:style-name="T3">use </text:span><text:span text:style-name="Source_20_Text"><text:span text:style-name="T3">Treeitem.tooltip</text:span></text:span><text:span text:style-name="T3"> instead.</text:span></text:p>
          </table:table-cell>
          <table:table-cell table:style-name="Table1.A2" office:value-type="string">
            <text:p text:style-name="P13"><text:span text:style-name="Source_20_Text">String</text:span></text:p>
          </table:table-cell>
          <table:table-cell table:style-name="Table1.D2" office:value-type="string">
            <text:p text:style-name="P13"><text:span text:style-name="Source_20_Text">Always throws UnsupportedOperationException </text:span></text:p>
          </table:table-cell>
        </table:table-row>
      </table:table>
      <text:p text:style-name="P11"/>
      <text:h text:style-name="P7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Level</text:span></text:p>
          </table:table-cell>
          <table:table-cell table:style-name="Table3.A2" office:value-type="string">
            <text:p text:style-name="Table_20_Contents">Returns the level this cell is.</text:p>
          </table:table-cell>
          <table:table-cell table:style-name="Table3.A2" office:value-type="string">
            <text:p text:style-name="P13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LinkedTreechildren</text:span></text:p>
          </table:table-cell>
          <table:table-cell table:style-name="Table3.A2" office:value-type="string">
            <text:p text:style-name="Table_20_Contents">Returns the Treechildren associated with this Treerow.</text:p>
          </table:table-cell>
          <table:table-cell table:style-name="Table3.A2" office:value-type="string">
            <text:p text:style-name="P13"><text:span text:style-name="Source_20_Text">Treechildre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Sclass</text:span></text:p>
          </table:table-cell>
          <table:table-cell table:style-name="Table3.A2" office:value-type="string">
            <text:p text:style-name="Table_20_Contents">Returns the style class. Note: 1) if not set (or setSclass(null), "item" is assumed; 2) if selected, it appends " seld" to super's getSclass(). </text:p>
          </table:table-cell>
          <table:table-cell table:style-name="Table3.A2" office:value-type="string">
            <text:p text:style-name="P13"><text:span text:style-name="Source_20_Text">String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instance containing this element.</text:p>
          </table:table-cell>
          <table:table-cell table:style-name="Table3.A2" office:value-type="string">
            <text:p text:style-name="P13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0"/>
      <text:h text:style-name="P7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3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3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3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1T09:20:35</dc:date>
    <meta:print-date>2007-09-03T09:33:50</meta:print-date>
    <dc:language>en-US</dc:language>
    <meta:editing-cycles>128</meta:editing-cycles>
    <meta:editing-duration>PT9H40M5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3" meta:paragraph-count="90" meta:word-count="259" meta:character-count="2236"/>
  </office:meta>
</office:document-meta>
</file>